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2.45cm" fo:min-width="12.2cm"/>
    </style:style>
    <style:style style:name="gr2" style:family="graphic" style:parent-style-name="standard">
      <style:graphic-properties draw:fill-color="#ffffcc" draw:textarea-horizontal-align="justify" draw:textarea-vertical-align="top" draw:auto-grow-height="false" fo:min-height="11.21cm" fo:min-width="10.96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887cm"/>
    </style:style>
    <style:style style:name="P1" style:family="paragraph">
      <style:paragraph-properties fo:text-align="start"/>
    </style:style>
    <style:style style:name="P2" style:family="paragraph">
      <loext:graphic-properties draw:fill-color="#ffffcc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2" draw:id="id2" draw:layer="layout" svg:width="12.7cm" svg:height="12.7cm" svg:x="1.826cm" svg:y="16.32cm">
            <text:p text:style-name="P1"><text:span text:style-name="T1">P1: Waveform Pre-Processing</text:span> </text:p>
            <text:p text:style-name="P1"><text:s text:c="4"/>- Low pass filter to optmize SNR</text:p>
            <text:p text:style-name="P1"><text:s text:c="4"/>- Select SPE data</text:p>
            <text:p text:style-name="P1"><text:s text:c="4"/>- Align for 50% crossing timing</text:p>
            <text:p text:style-name="P1"><text:s text:c="4"/>- Generate summary distributions</text:p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" draw:text-style-name="P2" xml:id="id1" draw:id="id1" draw:layer="layout" svg:width="12.7cm" svg:height="12.7cm" svg:x="1.826cm" svg:y="1.206cm">
            <text:p text:style-name="P1"><text:span text:style-name="T1"/></text:p>
            <text:p text:style-name="P1"><text:span text:style-name="T1">D0: Raw SPE Data from Scope</text:span></text:p>
            <text:p text:style-name="P1"><text:span text:style-name="T2">d0_xxxxx.txt:</text:span> </text:p>
            <text:p text:style-name="P1">CSV file with (time,voltage) pairs</text:p>
            <text:p text:style-name="P1">xxxxx = file number in sequence</text:p>
            <text:p text:style-name="P1"><text:s text:c="4"/>- Sampled with 20GSPS, 2.5GHz</text:p>
            <text:p text:style-name="P1"><text:s text:c="4"/>- Tuned for 1E7 Gain at scope</text:p>
            <text:p text:style-name="P1"><text:s text:c="4"/>- Low occupancy SPEs (1:10)</text:p>
            <text:p text:style-name="P1"/>
            <text:p text:style-name="P1"><text:span text:style-name="T2">d0_info.txt:</text:span></text:p>
            <text:p text:style-name="P1">Record of HV setting, FE confi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3" draw:layer="layout" svg:x1="8.176cm" svg:y1="13.906cm" svg:x2="8.176cm" svg:y2="16.32cm" draw:start-shape="id1" draw:start-glue-point="2" draw:end-shape="id2" svg:d="M8176 13906v2414" svg:viewBox="0 0 1 2415">
            <text:p/>
          </draw:connector>
          <draw:custom-shape draw:style-name="gr2" draw:text-style-name="P2" xml:id="id3" draw:id="id3" draw:layer="layout" svg:width="12.7cm" svg:height="12.7cm" svg:x="17.661cm" svg:y="1.206cm">
            <text:p text:style-name="P1"><text:span text:style-name="T1"/></text:p>
            <text:p text:style-name="P1"><text:span text:style-name="T1">D1: Processed SPE Data from Scope</text:span></text:p>
            <text:p text:style-name="P1"><text:span text:style-name="T2">d1_xxxxx.txt:</text:span> </text:p>
            <text:p text:style-name="P1">CSV file with (time,voltage) pairs</text:p>
            <text:p text:style-name="P1">xxxxx = file number in sequence</text:p>
            <text:p text:style-name="P1"/>
            <text:p text:style-name="P1"><text:span text:style-name="T2">d1_info.txt:</text:span></text:p>
            <text:p text:style-name="P1">Record of HV setting, config, cuts,</text:p>
            <text:p text:style-name="P1">guide to summary plots</text:p>
            <text:p text:style-name="P1"/>
            <text:p text:style-name="P1"><text:span text:style-name="T2">summmary distributions</text:span>: <text:line-break/>charge, pulse height, rise time,</text:p>
            <text:p text:style-name="P1">Time crossings (pre-aligned) </text:p>
            <text:p text:style-name="P1">waveform width, average </text:p>
            <text:p text:style-name="P1">pulse shape, FFT 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3" draw:layer="layout" svg:x1="14.526cm" svg:y1="22.67cm" svg:x2="17.661cm" svg:y2="7.556cm" draw:start-shape="id2" draw:start-glue-point="1" draw:end-shape="id3" draw:end-glue-point="3" svg:d="M14526 22670h1568v-15114h1567" svg:viewBox="0 0 3136 15115">
            <text:p/>
          </draw:connector>
          <draw:custom-shape draw:style-name="gr1" draw:text-style-name="P1" xml:id="id4" draw:id="id4" draw:layer="layout" svg:width="12.7cm" svg:height="12.7cm" svg:x="17.661cm" svg:y="16.32cm">
            <text:p text:style-name="P1"><text:span text:style-name="T1">P2: Signal Splitting &amp; Conditioning (SSC)</text:span></text:p>
            <text:p text:style-name="P1"><text:s text:c="4"/>- Signal splitter</text:p>
            <text:p text:style-name="P1"><text:s text:c="4"/>- Gain/shaping + noise</text:p>
            <text:p text:style-name="P1"><text:s text:c="4"/>- Signal coupling and transmission (<text:span text:style-name="T2">e.g.,</text:span> </text:p>
            <text:p text:style-name="P1"><text:s text:c="7"/>transformer, cable)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24.011cm" svg:y1="13.906cm" svg:x2="24.011cm" svg:y2="16.32cm" draw:start-shape="id3" draw:start-glue-point="2" draw:end-shape="id4" draw:end-glue-point="0" svg:d="M24011 13906v2414" svg:viewBox="0 0 1 2415">
            <text:p/>
          </draw:connector>
          <draw:custom-shape draw:style-name="gr2" draw:text-style-name="P2" xml:id="id5" draw:id="id5" draw:layer="layout" svg:width="12.7cm" svg:height="12.7cm" svg:x="33.277cm" svg:y="1.207cm">
            <text:p text:style-name="P1"><text:span text:style-name="T1"/></text:p>
            <text:p text:style-name="P1"><text:span text:style-name="T1">D2: Processed SPE Data from SSC</text:span></text:p>
            <text:p text:style-name="P1"><text:span text:style-name="T2">d2_xxxxx.txt:</text:span> </text:p>
            <text:p text:style-name="P1">CSV file with (time,voltage) pairs</text:p>
            <text:p text:style-name="P1">xxxxx = file number in sequence</text:p>
            <text:p text:style-name="P1"/>
            <text:p text:style-name="P1"><text:span text:style-name="T2">d2_info.txt:</text:span></text:p>
            <text:p text:style-name="P1">Record of HV setting, FE config, cuts,</text:p>
            <text:p text:style-name="P1">guide to summary plots</text:p>
            <text:p text:style-name="P1"/>
            <text:p text:style-name="P1"><text:span text:style-name="T2">summmary distributions</text:span>: <text:line-break/>charge, pulse height, rise time,</text:p>
            <text:p text:style-name="P1">crossings times, waveform width, </text:p>
            <text:p text:style-name="P1">average pulse shape, FF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3" draw:layer="layout" svg:x1="30.361cm" svg:y1="22.67cm" svg:x2="33.277cm" svg:y2="7.557cm" draw:start-shape="id4" draw:start-glue-point="1" draw:end-shape="id5" draw:end-glue-point="3" svg:d="M30361 22670h1458v-15113h1458" svg:viewBox="0 0 2917 15114">
            <text:p/>
          </draw:connector>
          <draw:custom-shape draw:style-name="gr1" draw:text-style-name="P1" xml:id="id6" draw:id="id6" draw:layer="layout" svg:width="12.7cm" svg:height="12.7cm" svg:x="33.277cm" svg:y="16.32cm">
            <text:p text:style-name="P1"><text:span text:style-name="T1">P3: Digitzer</text:span></text:p>
            <text:p text:style-name="P1"><text:s text:c="4"/>- Filtering (<text:span text:style-name="T2">e.g.,</text:span> anti-aliasing)</text:p>
            <text:p text:style-name="P1"><text:s text:c="4"/>- Sample for N bit ADC, baseline offset</text:p>
            <text:p text:style-name="P1"><text:s text:c="4"/>- Sampling noise (LSB)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39.627cm" svg:y1="13.907cm" svg:x2="39.627cm" svg:y2="16.32cm" draw:start-shape="id5" draw:start-glue-point="2" draw:end-shape="id6" draw:end-glue-point="0" svg:d="M39627 13907v2413" svg:viewBox="0 0 1 2414">
            <text:p/>
          </draw:connector>
          <draw:custom-shape draw:style-name="gr2" draw:text-style-name="P2" xml:id="id7" draw:id="id7" draw:layer="layout" svg:width="12.7cm" svg:height="12.7cm" svg:x="48.578cm" svg:y="1.208cm">
            <text:p text:style-name="P1"><text:span text:style-name="T1"/></text:p>
            <text:p text:style-name="P1"><text:span text:style-name="T1">D3: Processed SPEs from Digitizer</text:span></text:p>
            <text:p text:style-name="P1"><text:span text:style-name="T2">d3_xxxxx.txt:</text:span> </text:p>
            <text:p text:style-name="P1">CSV file with (index,sample) pairs</text:p>
            <text:p text:style-name="P1">xxxxx = file number in sequence</text:p>
            <text:p text:style-name="P1"/>
            <text:p text:style-name="P1"><text:span text:style-name="T2">d3_info.txt:</text:span></text:p>
            <text:p text:style-name="P1">Record of HV setting, FE config, cuts,</text:p>
            <text:p text:style-name="P1">digitizer settings, guide to summary </text:p>
            <text:p text:style-name="P1">plots</text:p>
            <text:p text:style-name="P1"/>
            <text:p text:style-name="P1"><text:span text:style-name="T2">summmary distributions</text:span>: <text:line-break/>charge, pulse height, rise time,</text:p>
            <text:p text:style-name="P1">Time crossings, waveform width, </text:p>
            <text:p text:style-name="P1">average pulse shape, FFT, etc.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3" draw:layer="layout" svg:x1="45.977cm" svg:y1="22.67cm" svg:x2="48.578cm" svg:y2="7.558cm" draw:start-shape="id6" draw:start-glue-point="1" draw:end-shape="id7" draw:end-glue-point="3" svg:d="M45977 22670h1301v-15112h1300" svg:viewBox="0 0 2602 15113">
            <text:p/>
          </draw:connector>
          <draw:frame draw:style-name="gr4" draw:text-style-name="P4" draw:layer="layout" svg:width="10.983cm" svg:height="3.137cm" svg:x="49.579cm" svg:y="16.931cm">
            <draw:text-box>
              <text:p>Tyler Anderson <text:a xlink:href="mailto:tba109@psu.edu" xlink:type="simple">tba109@psu.edu</text:a></text:p>
              <text:p>Signal Path Studies, V1</text:p>
              <text:p>1/17/19</text:p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59M5S</meta:editing-duration>
    <meta:editing-cycles>37</meta:editing-cycles>
    <meta:generator>LibreOffice/5.0.3.2$Windows_x86 LibreOffice_project/e5f16313668ac592c1bfb310f4390624e3dbfb75</meta:generator>
    <dc:date>2019-01-17T16:11:53.301000000</dc:date>
    <meta:document-statistic meta:object-count="15"/>
  </office:meta>
</office:document-meta>
</file>